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1F04DAF5AD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QM News</presentation:footer-decl>
      <presentation:date-time-decl presentation:name="dtd1" presentation:source="fixed">2013-10-01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Certification Review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Questions</text:p>
          </draw:text-box>
        </draw:frame>
        <draw:frame presentation:style-name="pr4" draw:text-style-name="P3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 text:style-name="P2"><text:span text:style-name="T5">1) What is the status of offline DQM for L1T and the automatic data certification? Is the automatic certification for single run used?</text:span></text:p>
                <text:list>
                  <text:list-item>
                    <text:p text:style-name="P2"><text:span text:style-name="T5">Are the plans to improve it (the report summary map is 0.0%)?</text:span></text:p>
                  </text:list-item>
                  <text:list-item>
                    <text:p text:style-name="P2"><text:span text:style-name="T5">The same question is valid for the certification of lumi sections (we see that some information is existing, please see snapshot attached)</text:span><text:span text:style-name="T6">.</text:span></text:p>
                  </text:list-item>
                </text:list>
              </text:list-item>
            </text:list>
            <text:p text:style-name="P2"><text:span text:style-name="T7"/></text:p>
            <text:p text:style-name="P2"><text:span text:style-name="T8">Monitoring presently used for certification is online only. </text:span></text:p>
            <text:list text:continue-numbering="true" text:style-name="L2">
              <text:list-item>
                <text:p text:style-name="P2"><text:span text:style-name="T8">Ongoing effort to migrate online tools to offline world. Make automatic certification with extra statistics. </text:span></text:p>
              </text:list-item>
              <text:list-item>
                <text:p text:style-name="P2"><text:span text:style-name="T8">Some tools were easily implemented online but have big technical difficulties on offline world (ex. Rates monitoring and Synchronization).</text:span></text:p>
              </text:list-item>
              <text:list-item>
                <text:p text:style-name="P2"><text:span text:style-name="T8">Tools already present online and being ported have (single) ls certification capability.</text:span></text:p>
              </text:list-item>
            </text:list>
            <text:p text:style-name="P2"><text:span text:style-name="T7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Questions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9">2) Do you use any tools for the offline data certification in addition to DQM information?</text:span></text:p>
                <text:p text:style-name="P2"><text:span text:style-name="T10"/></text:p>
              </text:list-item>
            </text:list>
            <text:p text:style-name="P2"><text:span text:style-name="T9"/></text:p>
            <text:p text:style-name="P2"><text:span text:style-name="T11">Several sources are used for data certification on the L1T:</text:span></text:p>
            <text:list text:continue-numbering="true" text:style-name="L2">
              <text:list-item>
                <text:p text:style-name="P2"><text:span text:style-name="T11">Online DQM</text:span></text:p>
              </text:list-item>
              <text:list-item>
                <text:p text:style-name="P2"><text:span text:style-name="T11">WbM</text:span></text:p>
              </text:list-item>
              <text:list-item>
                <text:p text:style-name="P2"><text:span text:style-name="T11">Elog</text:span></text:p>
              </text:list-item>
              <text:list-item>
                <text:p text:style-name="P2"><text:span text:style-name="T11">Specialized sub-sbusystem monitoring (rates from trigger supervisor, etc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Questions III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2">3) What is the current list of data certification experts in your group?</text:span></text:p>
              </text:list-item>
            </text:list>
            <text:p text:style-name="P2"><text:span text:style-name="T13">J. Pela, C. Battilana, A. Heister, F. Nguyen, P. Vischia</text:span></text:p>
            <text:list text:continue-numbering="true" text:style-name="L2">
              <text:list-item>
                <text:p text:style-name="P2"><text:span text:style-name="T12">Do they have expertise with RR?</text:span></text:p>
              </text:list-item>
            </text:list>
            <text:p text:style-name="P2"><text:span text:style-name="T13">Some, but not extensive.</text:span></text:p>
            <text:list text:continue-numbering="true" text:style-name="L2">
              <text:list-item>
                <text:p text:style-name="P2"><text:span text:style-name="T12">Do you use the local workspace in RR for your detector/POG?</text:span></text:p>
              </text:list-item>
            </text:list>
            <text:p text:style-name="P2"><text:span text:style-name="T13">We did to some extent on 2011, but not in 2012/2013.</text:span></text:p>
            <text:list text:continue-numbering="true" text:style-name="L2">
              <text:list-item>
                <text:p text:style-name="P2"><text:span text:style-name="T12">If so, is all information there up-to-date and could be used in Synchronization with the global workspace?</text:span></text:p>
              </text:list-item>
            </text:list>
            <text:p text:style-name="P2"><text:span text:style-name="T13">No</text:span></text:p>
            <text:list text:continue-numbering="true" text:style-name="L2">
              <text:list-item>
                <text:p text:style-name="P2"><text:span text:style-name="T12">If not, when do you foresee this transition?</text:span></text:p>
              </text:list-item>
            </text:list>
            <text:p text:style-name="P2"><text:span text:style-name="T12"><text:s/></text:span><text:span text:style-name="T13">Other priorities for now, possible use in 2015 data taking.</text:span></text:p>
            <text:list text:continue-numbering="true" text:style-name="L2">
              <text:list-item>
                <text:p text:style-name="P2"><text:span text:style-name="T12">Would a group tutorial be helpful to review the functionality of RR?</text:span></text:p>
              </text:list-item>
            </text:list>
            <text:p text:style-name="P2"><text:span text:style-name="T13">Yes</text:span></text:p>
            <text:list text:continue-numbering="true" text:style-name="L2">
              <text:list-item>
                <text:p text:style-name="P2"><text:span text:style-name="T12">Do you need example scripts to better access information from RR?</text:span></text:p>
              </text:list-item>
            </text:list>
            <text:p text:style-name="P2"><text:span text:style-name="T13">Ye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Questions IV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14">4) What are the main reasons for flagging runs as bad (or partially bad)? </text:span></text:p>
              </text:list-item>
            </text:list>
            <text:p text:style-name="P2"><text:span text:style-name="T15">In general the trigger was not the responsible for large amounts of bad data, but some issues:</text:span></text:p>
            <text:list text:continue-numbering="true" text:style-name="L2">
              <text:list-item>
                <text:list>
                  <text:list-item>
                    <text:p text:style-name="P2"><text:span text:style-name="T15">Hardware problems </text:span></text:p>
                  </text:list-item>
                  <text:list-item>
                    <text:p text:style-name="P2"><text:span text:style-name="T15">Rate problems </text:span></text:p>
                  </text:list-item>
                  <text:list-item>
                    <text:p text:style-name="P2"><text:span text:style-name="T15">Efficiency problems </text:span></text:p>
                  </text:list-item>
                  <text:list-item>
                    <text:p text:style-name="P2"><text:span text:style-name="T15">BPTX issues</text:span></text:p>
                  </text:list-item>
                </text:list>
              </text:list-item>
              <text:list-item>
                <text:p text:style-name="P2"><text:span text:style-name="T14">If not done yet, could you please provide a list of "causes" in reply to the relevant hypernews message </text:span></text:p>
                <text:list>
                  <text:list-item>
                    <text:p text:style-name="P2"><text:span text:style-name="T15">Will be sent as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ertification procedures will be reviewed after updates to L1T Offline DQM are finalized</text:p>
                <text:list>
                  <text:list-item>
                    <text:p>Porting of tools from the online realm is underway.</text:p>
                  </text:list-item>
                  <text:list-item>
                    <text:p>New tools under development</text:p>
                  </text:list-item>
                  <text:list-item>
                    <text:p>Help with the interactions with RR is welcom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2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Pela</meta:initial-creator>
    <meta:creation-date>2011-10-05T16:45:47</meta:creation-date>
    <meta:editing-duration>PT23H56M1S</meta:editing-duration>
    <meta:editing-cycles>101</meta:editing-cycles>
    <dc:date>2013-10-01T12:46:21</dc:date>
    <meta:generator>LibreOffice/3.6$Linux_X86_64 LibreOffice_project/360m1$Build-2</meta:generator>
    <meta:document-statistic meta:object-count="45"/>
  </office:meta>
</office:document-meta>
</file>